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er level 1</text:h>
      <text:p text:style-name="Text_20_body">Even if headings are numbered in the OpenDocument document, the numbering is not expected to be exported to WikiMedia, because the wiki engine defines numbering of headings by itself.</text:p>
      <text:h text:style-name="Heading_20_2" text:outline-level="2">Header level 2</text:h>
      <text:p text:style-name="Text_20_body">Some regular text.</text:p>
      <text:h text:style-name="Heading_20_2" text:outline-level="2">Header level 2</text:h>
      <text:p text:style-name="Text_20_body">Some regular text.</text:p>
      <text:h text:style-name="Heading_20_3" text:outline-level="3">Header level 3</text:h>
      <text:p text:style-name="Text_20_body">Some regular text.</text:p>
      <text:h text:style-name="Heading_20_3" text:outline-level="3">Header level 3</text:h>
      <text:p text:style-name="Text_20_body">Some regular text.</text:p>
      <text:h text:style-name="Heading_20_2" text:outline-level="2">Header level 2</text:h>
      <text:p text:style-name="Text_20_body">Some regular text.</text:p>
      <text:h text:style-name="Heading_20_1" text:outline-level="1">Header level 1</text:h>
      <text:p text:style-name="Text_20_body">Some regular text.</text:p>
      <text:h text:style-name="Heading_20_2" text:outline-level="2">Header level 2</text:h>
      <text:p text:style-name="Text_20_body">Some regular text.</text:p>
      <text:h text:style-name="Heading_20_2" text:outline-level="2">Header level 2</text:h>
      <text:p text:style-name="Text_20_body">Some regular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rnhard Haumacher</meta:initial-creator>
    <meta:creation-date>2007-05-30T22:17:03</meta:creation-date>
    <dc:creator>Bernhard Haumacher</dc:creator>
    <dc:date>2007-05-30T22:27:50</dc:date>
    <dc:language>de-DE</dc:language>
    <meta:editing-cycles>4</meta:editing-cycles>
    <meta:editing-duration>PT10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80" meta:character-count="453"/>
  </office:meta>
</office:document-meta>
</file>